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400000026C2543FDB523DB9F5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0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763cm" svg:x="1cm" svg:y="10.468cm">
          <draw:image xlink:href="Pictures/10000201000005400000026C2543FDB523DB9F57.png" xlink:type="simple" xlink:show="embed" xlink:actuate="onLoad" loext:mime-type="image/png">
            <text:p/>
          </draw:image>
        </draw:frame>
        <draw:frame draw:style-name="gr2" draw:text-style-name="P2" draw:layer="layout" svg:width="5.11cm" svg:height="2.384cm" svg:x="15.89cm" svg:y="11.16cm">
          <draw:text-box>
            <text:p>Europe:</text:p>
            <text:p>LUMI (AMD GPU)</text:p>
            <text:p>LEONARDO (Nvidia GPU)</text:p>
          </draw:text-box>
        </draw:frame>
        <draw:frame draw:style-name="gr3" draw:text-style-name="P2" draw:layer="layout" svg:width="4.395cm" svg:height="1.016cm" svg:x="15.986cm" svg:y="17.256cm">
          <draw:text-box>
            <text:p>Future ARM/RISC-V<text:line-break/>from EPI</text:p>
          </draw:text-box>
        </draw:frame>
        <draw:frame draw:style-name="gr4" draw:text-style-name="P2" draw:layer="layout" svg:width="2.159cm" svg:height="0.635cm" svg:x="8.239cm" svg:y="12.557cm">
          <draw:text-box>
            <text:p>HPC5</text:p>
          </draw:text-box>
        </draw:frame>
        <draw:frame draw:style-name="gr5" draw:text-style-name="P2" draw:layer="layout" svg:width="3.175cm" svg:height="1.524cm" svg:x="6.588cm" svg:y="15.224cm">
          <draw:text-box>
            <text:p>Selene</text:p>
          </draw:text-box>
        </draw:frame>
        <draw:frame draw:style-name="gr6" draw:text-style-name="P2" draw:layer="layout" svg:width="2.895cm" svg:height="0.607cm" svg:x="7.884cm" svg:y="16.113cm">
          <draw:text-box>
            <text:p>Marconi-100</text:p>
          </draw:text-box>
        </draw:frame>
        <draw:frame draw:style-name="gr7" draw:text-style-name="P2" draw:layer="layout" svg:width="2.667cm" svg:height="0.607cm" svg:x="6.715cm" svg:y="14.589cm">
          <draw:text-box>
            <text:p>Juwel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e181e" style:text-outline="false" style:text-line-through-style="none" style:text-line-through-type="none" style:font-name="Arial" fo:font-family="Arial" style:font-style-name="Regular" style:font-family-generic="swiss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8T13:26:53.898373463</dc:date>
    <meta:editing-duration>PT1M52S</meta:editing-duration>
    <meta:editing-cycles>1</meta:editing-cycles>
    <meta:document-statistic meta:object-count="7"/>
    <meta:generator>LibreOffice/6.4.6.2$Linux_X86_64 LibreOffice_project/40$Build-2</meta:generator>
  </office:meta>
</office:document-meta>
</file>